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6000000301B7729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color="#ff3333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cm" svg:height="0.85cm" svg:x="1.4cm" svg:y="0.657cm">
          <draw:text-box>
            <text:p text:style-name="P1"><text:span text:style-name="T1">1</text:span></text:p>
          </draw:text-box>
        </draw:frame>
        <draw:frame draw:style-name="gr1" draw:text-style-name="P2" draw:layer="layout" svg:width="0.6cm" svg:height="0.85cm" svg:x="5.5cm" svg:y="0.657cm">
          <draw:text-box>
            <text:p text:style-name="P1"><text:span text:style-name="T1">2</text:span></text:p>
          </draw:text-box>
        </draw:frame>
        <draw:frame draw:style-name="gr1" draw:text-style-name="P2" draw:layer="layout" svg:width="0.6cm" svg:height="0.85cm" svg:x="7.2cm" svg:y="0.657cm">
          <draw:text-box>
            <text:p text:style-name="P1"><text:span text:style-name="T1">4</text:span></text:p>
          </draw:text-box>
        </draw:frame>
        <draw:frame draw:style-name="gr2" draw:text-style-name="P3" draw:layer="layout" svg:width="7.999cm" svg:height="0.718cm" svg:x="0cm" svg:y="0.082cm">
          <draw:image xlink:href="Pictures/1000020100000216000000301B772974.png" xlink:type="simple" xlink:show="embed" xlink:actuate="onLoad">
            <text:p/>
          </draw:image>
        </draw:frame>
        <draw:frame draw:style-name="gr1" draw:text-style-name="P2" draw:layer="layout" svg:width="0.6cm" svg:height="0.85cm" svg:x="6.4cm" svg:y="0.65cm">
          <draw:text-box>
            <text:p text:style-name="P1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1cm" fo:margin-right="1cm" fo:page-width="8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12T18:13:57.332296267</dc:date>
    <dc:creator>youenn </dc:creator>
    <meta:generator>LibreOffice/4.2.7.2$Linux_X86_64 LibreOffice_project/420m0$Build-2</meta:generator>
    <meta:editing-duration>PT4M58S</meta:editing-duration>
    <meta:editing-cycles>7</meta:editing-cycles>
    <meta:document-statistic meta:object-count="5"/>
  </office:meta>
</office:document-meta>
</file>